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e5b5" officeooo:paragraph-rsid="001de5b5"/>
    </style:style>
    <style:style style:name="P2" style:family="paragraph" style:parent-style-name="Standard">
      <style:text-properties officeooo:rsid="001de5b5" officeooo:paragraph-rsid="0022cd04"/>
    </style:style>
    <style:style style:name="P3" style:family="paragraph" style:parent-style-name="Standard">
      <style:text-properties officeooo:rsid="001ec015" officeooo:paragraph-rsid="001ec015"/>
    </style:style>
    <style:style style:name="P4" style:family="paragraph" style:parent-style-name="Standard">
      <style:text-properties officeooo:rsid="001ec015" officeooo:paragraph-rsid="001de5b5"/>
    </style:style>
    <style:style style:name="P5" style:family="paragraph" style:parent-style-name="Standard">
      <style:text-properties officeooo:rsid="001f16e5" officeooo:paragraph-rsid="001f16e5"/>
    </style:style>
    <style:style style:name="P6" style:family="paragraph" style:parent-style-name="Standard">
      <style:text-properties officeooo:rsid="0021f429" officeooo:paragraph-rsid="0021f429"/>
    </style:style>
    <style:style style:name="P7" style:family="paragraph" style:parent-style-name="Standard">
      <style:text-properties officeooo:rsid="00222b7d" officeooo:paragraph-rsid="00222b7d"/>
    </style:style>
    <style:style style:name="P8" style:family="paragraph" style:parent-style-name="Standard">
      <style:text-properties fo:font-style="italic" fo:font-weight="bold" officeooo:rsid="001ec015" officeooo:paragraph-rsid="001ec015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fo:font-weight="bold" officeooo:rsid="0020450e" officeooo:paragraph-rsid="0020450e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italic" fo:font-weight="bold" officeooo:rsid="00222b7d" officeooo:paragraph-rsid="00222b7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fo:font-weight="bold" officeooo:rsid="002b678e" officeooo:paragraph-rsid="002b678e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ize="24pt" fo:font-style="italic" fo:font-weight="bold" officeooo:rsid="00222b7d" officeooo:paragraph-rsid="00222b7d" style:font-size-asian="24pt" style:font-style-asian="italic" style:font-weight-asian="bold" style:font-size-complex="24pt" style:font-style-complex="italic" style:font-weight-complex="bold"/>
    </style:style>
    <style:style style:name="P13" style:family="paragraph" style:parent-style-name="Standard">
      <style:text-properties fo:font-size="24pt" fo:font-style="italic" fo:font-weight="bold" officeooo:rsid="0021f429" officeooo:paragraph-rsid="0021f429" style:font-size-asian="24pt" style:font-style-asian="italic" style:font-weight-asian="bold" style:font-size-complex="24pt" style:font-style-complex="italic" style:font-weight-complex="bold"/>
    </style:style>
    <style:style style:name="P14" style:family="paragraph" style:parent-style-name="Standard">
      <style:text-properties fo:font-size="24pt" fo:font-style="italic" fo:font-weight="bold" officeooo:rsid="002745a7" officeooo:paragraph-rsid="002745a7" style:font-size-asian="24pt" style:font-style-asian="italic" style:font-weight-asian="bold" style:font-size-complex="24pt" style:font-style-complex="italic" style:font-weight-complex="bold"/>
    </style:style>
    <style:style style:name="P15" style:family="paragraph" style:parent-style-name="Standard">
      <style:text-properties fo:font-size="24pt" fo:font-style="italic" fo:font-weight="bold" officeooo:rsid="002b678e" officeooo:paragraph-rsid="002b678e" style:font-size-asian="24pt" style:font-style-asian="italic" style:font-weight-asian="bold" style:font-size-complex="24pt" style:font-style-complex="italic" style:font-weight-complex="bold"/>
    </style:style>
    <style:style style:name="P16" style:family="paragraph" style:parent-style-name="Standard">
      <style:text-properties fo:font-size="24pt" fo:font-style="italic" style:text-underline-style="none" fo:font-weight="bold" officeooo:rsid="0021f429" officeooo:paragraph-rsid="0021f429" style:font-size-asian="24pt" style:font-style-asian="italic" style:font-weight-asian="bold" style:font-size-complex="24pt" style:font-style-complex="italic" style:font-weight-complex="bold"/>
    </style:style>
    <style:style style:name="P17" style:family="paragraph" style:parent-style-name="Standard">
      <style:text-properties fo:font-size="24pt" fo:font-style="italic" style:text-underline-style="none" fo:font-weight="bold" officeooo:rsid="0022e329" officeooo:paragraph-rsid="0022e329" style:font-size-asian="24pt" style:font-style-asian="italic" style:font-weight-asian="bold" style:font-size-complex="24pt" style:font-style-complex="italic" style:font-weight-complex="bold"/>
    </style:style>
    <style:style style:name="P18" style:family="paragraph" style:parent-style-name="Standard">
      <style:text-properties fo:font-size="12pt" fo:font-style="italic" fo:font-weight="bold" officeooo:rsid="0022cd04" officeooo:paragraph-rsid="0022cd04" style:font-size-asian="10.5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text-properties fo:font-size="12pt" fo:font-style="normal" fo:font-weight="normal" officeooo:rsid="0022cd04" officeooo:paragraph-rsid="0022cd04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font-size="12pt" fo:font-style="normal" style:text-underline-style="none" fo:font-weight="normal" officeooo:rsid="002745a7" officeooo:paragraph-rsid="002745a7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1">
      <style:text-properties officeooo:rsid="001f16e5" officeooo:paragraph-rsid="001f16e5"/>
    </style:style>
    <style:style style:name="P22" style:family="paragraph" style:parent-style-name="Standard" style:list-style-name="L1">
      <style:text-properties officeooo:rsid="001de5b5" officeooo:paragraph-rsid="001f16e5"/>
    </style:style>
    <style:style style:name="P23" style:family="paragraph" style:parent-style-name="Standard" style:list-style-name="L6">
      <style:text-properties officeooo:rsid="001de5b5" officeooo:paragraph-rsid="0022cd04"/>
    </style:style>
    <style:style style:name="P24" style:family="paragraph" style:parent-style-name="Standard" style:list-style-name="L2">
      <style:text-properties officeooo:rsid="0020450e" officeooo:paragraph-rsid="0020450e"/>
    </style:style>
    <style:style style:name="P25" style:family="paragraph" style:parent-style-name="Standard" style:list-style-name="L3">
      <style:text-properties officeooo:paragraph-rsid="0029c10f"/>
    </style:style>
    <style:style style:name="P26" style:family="paragraph" style:parent-style-name="Standard" style:list-style-name="L3">
      <style:text-properties fo:font-size="12pt" fo:font-style="normal" style:text-underline-style="none" fo:font-weight="normal" officeooo:rsid="0022e329" officeooo:paragraph-rsid="0022e329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3">
      <style:text-properties fo:font-size="12pt" fo:font-style="normal" style:text-underline-style="none" fo:font-weight="normal" officeooo:rsid="00249d5b" officeooo:paragraph-rsid="0028234c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3">
      <style:text-properties fo:font-size="12pt" fo:font-style="normal" style:text-underline-style="none" fo:font-weight="normal" officeooo:rsid="00249d5b" officeooo:paragraph-rsid="002745a7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3">
      <style:text-properties fo:font-size="12pt" fo:font-style="normal" style:text-underline-style="none" fo:font-weight="normal" officeooo:rsid="002d5a01" officeooo:paragraph-rsid="002d5a01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7">
      <style:text-properties fo:font-size="12pt" fo:font-style="normal" fo:font-weight="normal" officeooo:rsid="0022cd04" officeooo:paragraph-rsid="0022cd04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7">
      <style:text-properties fo:font-size="12pt" fo:font-style="normal" fo:font-weight="bold" officeooo:rsid="0022cd04" officeooo:paragraph-rsid="0022cd04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 style:list-style-name="L4">
      <style:text-properties officeooo:rsid="0021f429" officeooo:paragraph-rsid="0021f429"/>
    </style:style>
    <style:style style:name="P33" style:family="paragraph" style:parent-style-name="Standard" style:list-style-name="L5">
      <style:text-properties officeooo:rsid="0021f429" officeooo:paragraph-rsid="0021f429"/>
    </style:style>
    <style:style style:name="P34" style:family="paragraph" style:parent-style-name="Standard" style:list-style-name="L5">
      <style:text-properties officeooo:rsid="00222b7d" officeooo:paragraph-rsid="00222b7d"/>
    </style:style>
    <style:style style:name="P35" style:family="paragraph" style:parent-style-name="Standard" style:list-style-name="L6">
      <style:text-properties officeooo:rsid="001ec015" officeooo:paragraph-rsid="0022cd04"/>
    </style:style>
    <style:style style:name="T1" style:family="text">
      <style:text-properties officeooo:rsid="001ec015"/>
    </style:style>
    <style:style style:name="T2" style:family="text">
      <style:text-properties officeooo:rsid="001f16e5"/>
    </style:style>
    <style:style style:name="T3" style:family="text">
      <style:text-properties officeooo:rsid="0020450e"/>
    </style:style>
    <style:style style:name="T4" style:family="text">
      <style:text-properties officeooo:rsid="00222b7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8234c"/>
    </style:style>
    <style:style style:name="T7" style:family="text">
      <style:text-properties fo:font-size="12pt" fo:font-style="normal" style:text-underline-style="none" fo:font-weight="normal" officeooo:rsid="0029c10f" style:font-size-asian="10.5pt" style:font-style-asian="normal" style:font-weight-asian="normal" style:font-size-complex="12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danie nr1: Napisz przepis na sprawdzenie czy aktualny czas pasuje do danych z tablicy.</text:p>
      <text:p text:style-name="P1">Jeśli tak to ma pojawić się ekran z transmisją. Ekran ma się pojawić 10 minut przed i 10 minut po ustalonej godzinie</text:p>
      <text:p text:style-name="P1"/>
      <text:p text:style-name="P1">Dane:</text:p>
      <text:p text:style-name="P1">PnCz: 7:00, 8:00, 18:00</text:p>
      <text:p text:style-name="P1">Pt: 7:<text:span text:style-name="T2">0</text:span>0, 8:00, 16:30, 18:00</text:p>
      <text:p text:style-name="P1">Sb: 7:00, 8:00, 18:00</text:p>
      <text:p text:style-name="P1">Nd: 7:00, 8:30, 10:00, 11:30, 16:30, 19:30</text:p>
      <text:p text:style-name="P4"/>
      <text:p text:style-name="P4"/>
      <text:p text:style-name="P15">Problemy do rozwiązania:</text:p>
      <text:p text:style-name="P4"/>
      <text:p text:style-name="P8">Co w przypadku gdy w danym dniu już nie będzie mszy?</text:p>
      <text:p text:style-name="P3">Wyświetl informację, kiedy będzie następna transmisja.</text:p>
      <text:p text:style-name="P3"/>
      <text:list xml:id="list3553835430" text:style-name="L1">
        <text:list-item>
          <text:p text:style-name="P21">Pobierz dzień tygodnia i dodaj jeden</text:p>
        </text:list-item>
        <text:list-item>
          <text:p text:style-name="P22">Jeśli dzień tygodnia jest mniejszy bądź równy 4 (czwartek) to weź pierwszą tablicę do sprawdzenia (PnCz)</text:p>
        </text:list-item>
        <text:list-item>
          <text:p text:style-name="P21">Pobierz pierwszy element z tablicy i go wyświetl</text:p>
        </text:list-item>
      </text:list>
      <text:p text:style-name="P5"/>
      <text:p text:style-name="P9">Co w przypadku gdy nie ma już mszy i jest niedziela?</text:p>
      <text:list xml:id="list1355071287" text:style-name="L2">
        <text:list-item>
          <text:p text:style-name="P24">Wyświetl pierwszy element z pierwszej tablicy</text:p>
        </text:list-item>
      </text:list>
      <text:p text:style-name="P3"/>
      <text:p text:style-name="P10">Co w przypadku gdy transmisja skończy się a użytkownik nadal będzie widział transmisję?</text:p>
      <text:p text:style-name="P7">Ustawiamy setInterval na checkTime(), aby sprawdzał co minutę godzinę.</text:p>
      <text:p text:style-name="P1"/>
      <text:p text:style-name="P11">Co z uczestnikami mszy np. ze Stanów? Jest inna strefa czasowa!</text:p>
      <text:p text:style-name="P1"/>
      <text:p text:style-name="P17">Biblioteki:</text:p>
      <text:list xml:id="list318544454" text:style-name="L3">
        <text:list-item>
          <text:p text:style-name="P26">Moment.js</text:p>
        </text:list-item>
      </text:list>
      <text:p text:style-name="P16"/>
      <text:p text:style-name="P16">Tablice i zmienne:</text:p>
      <text:list xml:id="list2516899078" text:style-name="L4">
        <text:list-item>
          <text:p text:style-name="P32">Cztery tablice w konwencji: tab_mass_</text:p>
        </text:list-item>
        <text:list-item>
          <text:p text:style-name="P32">Stała o nazwie currentTime = new Date();</text:p>
        </text:list-item>
      </text:list>
      <text:p text:style-name="P6"/>
      <text:p text:style-name="P13">Metody i funkcje:</text:p>
      <text:list xml:id="list2952975317" text:style-name="L5">
        <text:list-item>
          <text:p text:style-name="P33">displayScreen() - wyświetla iframe <text:span text:style-name="T4">ze streamem</text:span></text:p>
        </text:list-item>
        <text:list-item>
          <text:p text:style-name="P34">checkTime(tablica mass, zmienna currentDate)- sprawdza czy aktualna godzina pokrywa się z repertuarem transmisji</text:p>
        </text:list-item>
        <text:list-item>
          <text:p text:style-name="P33">display<text:span text:style-name="T4">WhenStream() - wyświetla info kiedy stream. Wyświetla się gdy nie leci transmisja!</text:span></text:p>
        </text:list-item>
        <text:list-item>
          <text:p text:style-name="P33"/>
        </text:list-item>
      </text:list>
      <text:p text:style-name="P6"/>
      <text:p text:style-name="P6"/>
      <text:p text:style-name="P6"/>
      <text:p text:style-name="P6"/>
      <text:p text:style-name="P12"><text:soft-page-break/>Metoda checkTime – działanie</text:p>
      <text:p text:style-name="P2">Aktualna data i czas: 19:29 Poniedziałek</text:p>
      <text:p text:style-name="P2"/>
      <text:list xml:id="list3711748186" text:style-name="L6">
        <text:list-item>
          <text:p text:style-name="P23">Pobierz aktualny dzień tygodnia <text:span text:style-name="T3">w formie cyfry</text:span> oraz godzinę (poniedziałek, 19:29)</text:p>
        </text:list-item>
        <text:list-item>
          <text:p text:style-name="P23">Jeśli dzień tygodnia jest mniejszy bądź równy 4 (czwartek) to weź pierwszą tablicę do sprawdzenia (PnCz)</text:p>
        </text:list-item>
        <text:list-item>
          <text:p text:style-name="P23">Weź pierwszą godzinę: przypisz do zmiennej startTv wybraną godzinę odejmując 10 minut.</text:p>
        </text:list-item>
        <text:list-item>
          <text:p text:style-name="P23">Weź pierwszą godzinę: przypisz do zmiennej stopTv wybraną godzinę dodając 1:10 czasu.</text:p>
        </text:list-item>
        <text:list-item>
          <text:p text:style-name="P23">Sprawdź czy <text:span text:style-name="T1">6:50 &lt;= aktualnyCzas (19:29) &lt;= 8:10</text:span></text:p>
        </text:list-item>
        <text:list-item>
          <text:p text:style-name="P35">Jeśli tak to wyświetl ekran.</text:p>
        </text:list-item>
        <text:list-item>
          <text:p text:style-name="P35">W przeciwnym przypadku, weź kolejną godzinę (8:00) do sprawdzenia i wykonaj ponownie kroki 3,4,5.</text:p>
        </text:list-item>
      </text:list>
      <text:p text:style-name="P18">Kroki do wykonania:</text:p>
      <text:list xml:id="list738906101" text:style-name="L7">
        <text:list-item>
          <text:p text:style-name="P30">Znajdź funkcje w js która wyświetli nr dnia tygodnia – <text:span text:style-name="T5">getDay();</text:span></text:p>
          <text:list>
            <text:list-item>
              <text:p text:style-name="P31">WAŻNA INFORMACJA! 0 = niedziela, 6- sobota!</text:p>
            </text:list-item>
          </text:list>
        </text:list-item>
        <text:list-item>
          <text:p text:style-name="P30">Co z tą godziną?:</text:p>
          <text:list>
            <text:list-item>
              <text:p text:style-name="P30">Jak odjąć 10 minut od czasu lub dodać 1:10 do czasu?</text:p>
            </text:list-item>
          </text:list>
        </text:list-item>
      </text:list>
      <text:p text:style-name="P19"/>
      <text:p text:style-name="P14">Analiza biblioteki <text:span text:style-name="T6">Moment.js</text:span></text:p>
      <text:list xml:id="list83851383279585" text:continue-list="list318544454" text:style-name="L3">
        <text:list-item>
          <text:list>
            <text:list-item>
              <text:p text:style-name="P27">Pobieranie aktualnej godziny, dnia tygodnia</text:p>
              <text:list>
                <text:list-item>
                  <text:p text:style-name="P27">moment().format('HH:MM') //<text:span text:style-name="T6">godzina</text:span></text:p>
                </text:list-item>
                <text:list-item>
                  <text:p text:style-name="P27">moment().format('d') // <text:span text:style-name="T6">dzień tygodnia</text:span></text:p>
                </text:list-item>
              </text:list>
            </text:list-item>
            <text:list-item>
              <text:p text:style-name="P28">Porównywanie godzin</text:p>
              <text:list>
                <text:list-item>
                  <text:p text:style-name="P25"><text:span text:style-name="T7">użyj metody isBetween, pamiętaj o formacie! Przykład:<text:line-break/></text:span><text:a xlink:type="simple" xlink:href="https://stackoverflow.com/questions/36197031/how-to-use-moment-js-to-check-whether-the-current-time-is-between-2-times" text:style-name="Internet_20_link" text:visited-style-name="Visited_20_Internet_20_Link">https://stackoverflow.com/questions/36197031/how-to-use-moment-js-to-check-whether-the-current-time-is-between-2-times</text:a></text:p>
                </text:list-item>
              </text:list>
            </text:list-item>
            <text:list-item>
              <text:p text:style-name="P27">Dodawanie i odejmowanie minut do godzin z tablic</text:p>
              <text:list>
                <text:list-item>
                  <text:p text:style-name="P29">Najpierw trzeba ustawić strefę czasową!</text:p>
                </text:list-item>
              </text:list>
            </text:list-item>
          </text:list>
        </text:list-item>
      </text:list>
      <text:p text:style-name="P20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9:25:34.337893905</meta:creation-date>
    <dc:date>2020-03-31T08:38:50.844288327</dc:date>
    <meta:editing-duration>PT1H6M33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51" meta:word-count="396" meta:character-count="2609" meta:non-whitespace-character-count="2288"/>
  </office:meta>
</office:document-meta>
</file>